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50000016AE8361526.png"/>
  <manifest:file-entry manifest:media-type="image/png" manifest:full-path="Pictures/100002010000005000000028454E8812.png"/>
  <manifest:file-entry manifest:media-type="image/png" manifest:full-path="Pictures/10000201000000500000007184B920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 0.22cm 0.45cm 0.10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431cm 0.25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101cm 0.25cm 0.66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88cm 0.25cm 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681cm 0.25cm 1.2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25cm 1.431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paragraph-properties fo:margin-left="0cm" fo:margin-right="0cm" fo:text-indent="0cm"/>
      <style:text-properties fo:font-style="italic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margin-left="0cm" fo:margin-right="0cm" fo:text-align="center" fo:text-indent="0cm"/>
      <style:text-properties fo:color="#ffffff" fo:font-size="10pt" fo:font-weight="bold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ffffff" fo:font-size="10pt" fo:font-weight="bold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id="id2" draw:layer="layout" svg:width="4.218cm" svg:height="4.58cm" svg:x="12.741cm" svg:y="2.241cm">
          <draw:image xlink:href="Pictures/10000201000000500000007184B920CC.png" xlink:type="simple" xlink:show="embed" xlink:actuate="onLoad">
            <text:p text:style-name="P2"/>
          </draw:image>
        </draw:frame>
        <draw:frame draw:style-name="gr2" draw:text-style-name="P3" draw:layer="layout" svg:width="3.5cm" svg:height="1.25cm" svg:x="13.372cm" svg:y="4.712cm">
          <draw:text-box>
            <text:p text:style-name="P2"><text:span text:style-name="T1">A-204-0x</text:span></text:p>
          </draw:text-box>
        </draw:frame>
        <draw:frame draw:style-name="gr3" draw:text-style-name="P4" draw:layer="layout" svg:width="4.5cm" svg:height="1.191cm" svg:x="16.9cm" svg:y="3.2cm">
          <draw:text-box>
            <text:p text:style-name="P2"><text:span text:style-name="T2">DHCP Server</text:span></text:p>
          </draw:text-box>
        </draw:frame>
        <draw:frame draw:style-name="gr3" draw:text-style-name="P4" draw:layer="layout" svg:width="4cm" svg:height="1.191cm" svg:x="16.9cm" svg:y="4.2cm">
          <draw:text-box>
            <text:p text:style-name="P2"><text:span text:style-name="T2">NFS Server</text:span></text:p>
          </draw:text-box>
        </draw:frame>
        <draw:g>
          <draw:frame draw:style-name="gr4" draw:text-style-name="P1" draw:id="id4" draw:layer="layout" svg:width="1.618cm" svg:height="1.899cm" svg:x="12.274cm" svg:y="10.006cm">
            <draw:image xlink:href="Pictures/100002010000005000000028454E8812.png" xlink:type="simple" xlink:show="embed" xlink:actuate="onLoad">
              <text:p text:style-name="P2"/>
            </draw:image>
          </draw:frame>
          <draw:frame draw:style-name="gr5" draw:text-style-name="P1" draw:id="id6" draw:layer="layout" svg:width="0.83cm" svg:height="1.899cm" svg:x="13.81cm" svg:y="10.006cm">
            <draw:image xlink:href="Pictures/100002010000005000000028454E8812.png" xlink:type="simple" xlink:show="embed" xlink:actuate="onLoad">
              <text:p text:style-name="P2"/>
            </draw:image>
          </draw:frame>
          <draw:frame draw:style-name="gr6" draw:text-style-name="P1" draw:id="id1" draw:layer="layout" svg:width="0.549cm" svg:height="1.899cm" svg:x="14.576cm" svg:y="10.006cm">
            <draw:image xlink:href="Pictures/100002010000005000000028454E8812.png" xlink:type="simple" xlink:show="embed" xlink:actuate="onLoad">
              <text:p text:style-name="P2"/>
            </draw:image>
          </draw:frame>
          <draw:frame draw:style-name="gr7" draw:text-style-name="P1" draw:id="id8" draw:layer="layout" svg:width="0.519cm" svg:height="1.899cm" svg:x="15.093cm" svg:y="10.013cm">
            <draw:image xlink:href="Pictures/100002010000005000000028454E8812.png" xlink:type="simple" xlink:show="embed" xlink:actuate="onLoad">
              <text:p text:style-name="P2"/>
            </draw:image>
          </draw:frame>
          <draw:frame draw:style-name="gr8" draw:text-style-name="P1" draw:id="id9" draw:layer="layout" svg:width="1.618cm" svg:height="1.899cm" svg:x="15.604cm" svg:y="10.006cm">
            <draw:image xlink:href="Pictures/100002010000005000000028454E8812.png" xlink:type="simple" xlink:show="embed" xlink:actuate="onLoad">
              <text:p text:style-name="P2"/>
            </draw:image>
          </draw:frame>
        </draw:g>
        <draw:connector draw:style-name="gr9" draw:text-style-name="P1" draw:layer="layout" draw:type="line" svg:x1="14.85cm" svg:y1="10.006cm" svg:x2="14.85cm" svg:y2="6.821cm" draw:start-shape="id1" draw:start-glue-point="0" draw:end-shape="id2">
          <text:p text:style-name="P2"/>
        </draw:connector>
        <draw:frame draw:style-name="gr10" draw:text-style-name="P1" draw:id="id10" draw:layer="layout" svg:width="2.945cm" svg:height="2.986cm" svg:x="23.679cm" svg:y="13.829cm">
          <draw:image xlink:href="Pictures/10000201000001650000016AE8361526.png" xlink:type="simple" xlink:show="embed" xlink:actuate="onLoad">
            <text:p text:style-name="P2"/>
          </draw:image>
        </draw:frame>
        <draw:frame draw:style-name="gr10" draw:text-style-name="P1" draw:id="id7" draw:layer="layout" svg:width="2.945cm" svg:height="2.986cm" svg:x="17.188cm" svg:y="15.701cm">
          <draw:image xlink:href="Pictures/10000201000001650000016AE8361526.png" xlink:type="simple" xlink:show="embed" xlink:actuate="onLoad">
            <text:p text:style-name="P2"/>
          </draw:image>
        </draw:frame>
        <draw:frame draw:style-name="gr10" draw:text-style-name="P1" draw:id="id5" draw:layer="layout" svg:width="2.945cm" svg:height="2.986cm" svg:x="10.696cm" svg:y="15.777cm">
          <draw:image xlink:href="Pictures/10000201000001650000016AE8361526.png" xlink:type="simple" xlink:show="embed" xlink:actuate="onLoad">
            <text:p text:style-name="P2"/>
          </draw:image>
        </draw:frame>
        <draw:frame draw:style-name="gr10" draw:text-style-name="P1" draw:id="id3" draw:layer="layout" svg:width="2.945cm" svg:height="2.986cm" svg:x="4.205cm" svg:y="13.821cm">
          <draw:image xlink:href="Pictures/10000201000001650000016AE8361526.png" xlink:type="simple" xlink:show="embed" xlink:actuate="onLoad">
            <text:p text:style-name="P2"/>
          </draw:image>
        </draw:frame>
        <draw:connector draw:style-name="gr9" draw:text-style-name="P1" draw:layer="layout" svg:x1="5.677cm" svg:y1="13.821cm" svg:x2="13.083cm" svg:y2="11.905cm" draw:start-shape="id3" draw:start-glue-point="0" draw:end-shape="id4" draw:end-glue-point="2">
          <text:p text:style-name="P2"/>
        </draw:connector>
        <draw:connector draw:style-name="gr9" draw:text-style-name="P1" draw:layer="layout" svg:x1="12.168cm" svg:y1="15.777cm" svg:x2="14.225cm" svg:y2="11.905cm" draw:start-shape="id5" draw:start-glue-point="0" draw:end-shape="id6" draw:end-glue-point="2">
          <text:p text:style-name="P2"/>
        </draw:connector>
        <draw:connector draw:style-name="gr9" draw:text-style-name="P1" draw:layer="layout" svg:x1="18.66cm" svg:y1="15.701cm" svg:x2="15.352cm" svg:y2="11.912cm" draw:start-shape="id7" draw:start-glue-point="0" draw:end-shape="id8" draw:end-glue-point="2">
          <text:p text:style-name="P2"/>
        </draw:connector>
        <draw:connector draw:style-name="gr9" draw:text-style-name="P1" draw:layer="layout" svg:x1="16.413cm" svg:y1="11.905cm" svg:x2="25.151cm" svg:y2="13.829cm" draw:start-shape="id9" draw:start-glue-point="2" draw:end-shape="id10" draw:end-glue-point="0">
          <text:p text:style-name="P2"/>
        </draw:connector>
        <draw:frame draw:style-name="gr2" draw:text-style-name="P6" draw:layer="layout" svg:width="3.5cm" svg:height="1.25cm" svg:x="12.998cm" svg:y="10.034cm">
          <draw:text-box>
            <text:p text:style-name="P5"><text:span text:style-name="T1">Hub</text:span></text:p>
          </draw:text-box>
        </draw:frame>
        <draw:frame draw:style-name="gr11" draw:text-style-name="P7" draw:layer="layout" svg:width="2.237cm" svg:height="0.784cm" svg:x="23.779cm" svg:y="14.299cm">
          <draw:text-box>
            <text:p text:style-name="P5"><text:span text:style-name="T3">A-204-05</text:span></text:p>
          </draw:text-box>
        </draw:frame>
        <draw:frame draw:style-name="gr11" draw:text-style-name="P7" draw:layer="layout" svg:width="2.237cm" svg:height="0.784cm" svg:x="4.279cm" svg:y="14.299cm">
          <draw:text-box>
            <text:p text:style-name="P5"><text:span text:style-name="T3">A-204-02</text:span></text:p>
          </draw:text-box>
        </draw:frame>
        <draw:frame draw:style-name="gr11" draw:text-style-name="P7" draw:layer="layout" svg:width="2.237cm" svg:height="0.784cm" svg:x="10.779cm" svg:y="16.299cm">
          <draw:text-box>
            <text:p text:style-name="P5"><text:span text:style-name="T3">A-204-03</text:span></text:p>
          </draw:text-box>
        </draw:frame>
        <draw:frame draw:style-name="gr11" draw:text-style-name="P7" draw:layer="layout" svg:width="2.237cm" svg:height="0.784cm" svg:x="17.279cm" svg:y="16.199cm">
          <draw:text-box>
            <text:p text:style-name="P5"><text:span text:style-name="T3">A-204-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8T09:31:25</meta:creation-date>
    <dc:creator>adminxen</dc:creator>
    <dc:date>2008-02-11T12:41:39</dc:date>
    <meta:editing-cycles>10</meta:editing-cycles>
    <meta:editing-duration>PT10H10M5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